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sEditor.processElements( Document document , XUpdateImpl xq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34">
            <text:p text:style-name="Table_20_Contents">34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FormsEditor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sEditor.insertAfter( String 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sEditor.doCheckPrecond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sEditor.update( String pname , String select , Node nodeToUpdate , boolean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FormsEditor.insertBefore( String 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sEditor.do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rmsEditor.changeTagNumber( String tagID , int st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sEditor.getAttributes( Node 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FormsEditor.append( String 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sEditor.advanc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FormsEditor.updateCDATA( String pname , boolean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UpdateAttributes.XUpdateAttributes( String _xupdateAttrExpr , String _tag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sEditor.writeDocument( Document document , OutputStream oStream , String encod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rmsEditor.remove( String 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sEditor.getNamespaceMap( String namespac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ormsEditor.removeParent( String xmlSnipp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msEditor.getNodesTo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sEditor.getAttributes( String update , String tag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rmPrefixResolver.FormPrefixResolver( Node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PrefixResolver.getNamespaceForPrefix( String prefix , Node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sEditor.renumberDocument( Document doc , Source unnumberTagsXSL , Source numberTagsXS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ormsEditor.checkModifiability(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sEditor.save( SourceResolver resolver , org . apache . lenya . cms . publication . Document lenyaDocument , Source unnumberTagsXslSource , Source numberTagsXslSource , String encod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52">
            <text:p text:style-name="Table_20_Contents">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